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On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Thalayolaparambu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Sargipali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8T22:37:08.337401668</dc:date>
    <meta:editing-duration>PT19M16S</meta:editing-duration>
    <meta:editing-cycles>2</meta:editing-cycles>
    <meta:generator>LibreOffice/6.0.7.3$Linux_X86_64 LibreOffice_project/00m0$Build-3</meta:generator>
    <meta:document-statistic meta:table-count="2" meta:cell-count="1089" meta:object-count="0"/>
  </office:meta>
</office:document-meta>
</file>